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IPA P明朝" svg:font-family="'IPA P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officeooo:paragraph-rsid="00232f36" style:font-size-asian="16pt" style:font-size-complex="16pt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officeooo:paragraph-rsid="0028bf63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6pt" officeooo:paragraph-rsid="00232f36" style:font-size-asian="16pt" style:font-size-complex="16pt"/>
    </style:style>
    <style:style style:name="P4" style:family="paragraph" style:parent-style-name="Standard">
      <loext:graphic-properties draw:fill="none"/>
      <style:paragraph-properties fo:margin-left="0cm" fo:margin-right="0cm" fo:text-indent="-0.199cm" style:auto-text-indent="false" fo:background-color="transparent"/>
      <style:text-properties style:font-name="IPA P明朝" fo:font-size="17pt" officeooo:paragraph-rsid="00232f36" style:font-name-asian="IPA P明朝" style:font-size-asian="17pt" style:font-size-complex="17pt"/>
    </style:style>
    <style:style style:name="P5" style:family="paragraph" style:parent-style-name="Standard">
      <loext:graphic-properties draw:fill="none"/>
      <style:paragraph-properties fo:margin-left="0cm" fo:margin-right="0cm" fo:text-indent="-0.199cm" style:auto-text-indent="false" fo:background-color="transparent"/>
      <style:text-properties style:font-name="IPA P明朝" fo:font-size="17pt" officeooo:paragraph-rsid="001dd805" style:font-name-asian="IPA P明朝" style:font-size-asian="17pt" style:font-size-complex="17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IPA P明朝" style:font-name-asian="IPA P明朝"/>
    </style:style>
    <style:style style:name="T3" style:family="text">
      <style:text-properties style:font-name="IPA P明朝" officeooo:rsid="00232f36" style:font-name-asian="IPA P明朝"/>
    </style:style>
    <style:style style:name="T4" style:family="text">
      <style:text-properties fo:font-size="15pt" style:font-size-asian="15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  <text:p text:style-name="P1">|　 <text:s/>　|　 <text:s/>　|　 <text:s/>　|　 <text:s/>　|　 <text:s/>　|　 <text:s/>　|　 <text:s/>　|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IPA P明朝" svg:font-family="'IPA P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499cm" fo:margin-bottom="0.9cm" fo:margin-left="0.801cm" fo:margin-right="0.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6:25:57.007152330</meta:creation-date>
    <dc:date>2020-11-02T17:37:06.351370782</dc:date>
    <meta:editing-duration>PT34M8S</meta:editing-duration>
    <meta:editing-cycles>11</meta:editing-cycles>
    <meta:generator>LibreOffice/6.4.6.2$Linux_X86_64 LibreOffice_project/40$Build-2</meta:generator>
    <meta:print-date>2020-11-02T17:34:52.827706199</meta:print-date>
    <meta:document-statistic meta:table-count="0" meta:image-count="0" meta:object-count="0" meta:page-count="1" meta:paragraph-count="53" meta:word-count="424" meta:character-count="1908" meta:non-whitespace-character-count="424"/>
  </office:meta>
</office:document-meta>
</file>